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T1" style:family="text">
      <style:text-properties fo:font-family="'Liberation Mono'" style:font-family-generic="modern" style:font-pitch="fixed" fo:font-size="28pt" style:font-size-asian="28pt" style:font-size-complex="28pt"/>
    </style:style>
    <style:style style:name="T2" style:family="text">
      <style:text-properties fo:font-family="'Liberation Mono'" style:font-family-generic="modern" style:font-pitch="fixed" fo:font-size="28pt" style:font-size-asian="28pt" style:font-size-complex="28pt"/>
    </style:style>
    <style:style style:name="T3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4" style:family="text">
      <style:text-properties fo:font-family="'Liberation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ing TEI to HTML</text:p>
          </draw:text-box>
        </draw:frame>
        <draw:frame presentation:style-name="pr2" draw:layer="layout" svg:width="25.199cm" svg:height="12.179cm" svg:x="1.248cm" svg:y="4.686cm" presentation:class="subtitle" presentation:user-transformed="true">
          <draw:text-box>
            <text:p>OR<text:line-break/>Hypertext Hamlet Ho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’ve learned so fa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XSLT engine reads in an XML input file and an XSLT program and writes out an XML output file</text:p>
              </text:list-item>
              <text:list-item>
                <text:p>An XSLT program is written in XML, typically uses 3 namespaces:</text:p>
                <text:list>
                  <text:list-item>
                    <text:p>The XSLT namespace for the program itself</text:p>
                  </text:list-item>
                  <text:list-item>
                    <text:p>The input namespace (in our case TEI)</text:p>
                  </text:list-item>
                  <text:list-item>
                    <text:p>The output namespace (in this case XHTM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 at han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vert <text:span text:style-name="T1">hamlet.xml</text:span> from TEI to XHTML</text:p>
              </text:list-item>
              <text:list-item>
                <text:p>We will develop the first rudimentary cut at doing this together … feel free to follow along in your local copy of oXygen</text:p>
              </text:list-item>
              <text:list-item>
                <text:p>Then we will give you specific improvements to make to the program as an assig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ve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et’s write a program 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HAM#1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 a base, use the program you just created.</text:p>
                <text:list>
                  <text:list-item>
                    <text:p>Alternatively use <text:span text:style-name="T1">hamlet_basic.xsl</text:span> from the package.</text:p>
                  </text:list-item>
                </text:list>
              </text:list-item>
              <text:list-item>
                <text:p>Add code to handle the cast list. I.e.:</text:p>
                <text:list>
                  <text:list-item>
                    <text:p>Change the template for <text:span text:style-name="T2">&lt;front&gt;</text:span><text:span text:style-name="T3"> so that it does the same thing the template for </text:span><text:span text:style-name="T2">&lt;front&gt;</text:span><text:span text:style-name="T3"> does</text:span></text:p>
                  </text:list-item>
                  <text:list-item>
                    <text:p><text:span text:style-name="T4">&lt;front&gt;</text:span>, <text:span text:style-name="T4">&lt;castList&gt;</text:span>, <text:span text:style-name="T4">&lt;castGroup&gt;</text:span>, <text:span text:style-name="T4">&lt;castItem&gt;</text:span></text:p>
                  </text:list-item>
                  <text:list-item>
                    <text:p>HERE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3T15:15:48.997545000</meta:creation-date>
    <dc:date>2015-11-27T11:26:38</dc:date>
    <meta:editing-duration>PT20H58M42S</meta:editing-duration>
    <meta:editing-cycles>21</meta:editing-cycles>
    <meta:generator>LibreOffice/3.5$Linux_X86_64 LibreOffice_project/350m1$Build-2</meta:generator>
    <dc:creator>Syd Bauman</dc:creator>
    <meta:document-statistic meta:object-count="41"/>
  </office:meta>
</office:document-meta>
</file>